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38.7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0.36pt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yrin1</text:p>
          </table:table-cell>
          <table:table-cell office:value-type="string" calcext:value-type="string">
            <text:p>moin1</text:p>
          </table:table-cell>
          <table:table-cell office:value-type="string" calcext:value-type="string">
            <text:p>dyin1</text:p>
          </table:table-cell>
          <table:table-cell office:value-type="string" calcext:value-type="string">
            <text:p>yrout1</text:p>
          </table:table-cell>
          <table:table-cell office:value-type="string" calcext:value-type="string">
            <text:p>moout1</text:p>
          </table:table-cell>
          <table:table-cell office:value-type="string" calcext:value-type="string">
            <text:p>dyout1</text:p>
          </table:table-cell>
          <table:table-cell office:value-type="string" calcext:value-type="string">
            <text:p>yrin2</text:p>
          </table:table-cell>
          <table:table-cell office:value-type="string" calcext:value-type="string">
            <text:p>moin2</text:p>
          </table:table-cell>
          <table:table-cell office:value-type="string" calcext:value-type="string">
            <text:p>dyin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dsup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tmp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TIN OROZCO SANDOV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ANTANA GARCIA, JOSE DE JESUS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HERRERA AVI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ONZALEZ ESTRADA, ARTURO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ag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GUEL ROMO MEDI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OCHA ALVAREZ, JESUS EDUARDO 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NESTO RUFFO APPE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 HERMOSILLO Y CELA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O ANTONIO BLASQUEZ SALI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ARDO BARROSO AGRAMONT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AIAS GONZALEZ CUEV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b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LOS MENDOZA DAVI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UL AARON POZOS LAN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SCAR ROMAN ROSAS GONZA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RGE LUIS LAVALLE MAURY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IS FERNANDO SALAZAR FERNA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VIA GUADALUPE GARZA GALV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LIO MANUEL FERNANDEZ AGUIRR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LY ROMERO CELI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TZEL SARAHI RIOS DE LA MO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table:number-columns-repeated="5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RMA ALICIA GALINDO MATIAS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ORGE LUIS PRECIADO RODRI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UIS ARMANDO MELGAR BRAV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OMEZ ARANDA, JUAN CARLOS </text:p>
          </table:table-cell>
          <table:table-cell table:number-columns-repeated="9"/>
          <table:table-cell office:value-type="string" calcext:value-type="string">
            <text:p>pvem</text:p>
          </table:table-cell>
          <table:table-cell office:value-type="string" calcext:value-type="string">
            <text:p>c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BERTO ARMANDO ALBORES GLEAS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ZUARTH ESQUINCA, RUBEN ANTONIO 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c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OE ROBLEDO ABUR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SQUINCA CANO, FROILAN </text:p>
          </table:table-cell>
          <table:table-cell table:number-columns-repeated="9"/>
          <table:table-cell office:value-type="string" calcext:value-type="string">
            <text:p>prd</text:p>
          </table:table-cell>
          <table:table-cell office:value-type="string" calcext:value-type="string">
            <text:p>c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TRICIO MARTINEZ GARC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LIA GUADALUPE MERODIO RE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c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VIER CORRAL JURAD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c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IA ALEJANDRA BARRALES MAGDALE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IO DELGADO CARR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BLO ESCUDERO MORAL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SMAEL HERNANDEZ DER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ANA LETICIA HERRERA AL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d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 ROSAS AISPURO TORR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d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RNANDO TORRES GRACIA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59" calcext:value-type="float">
            <text:p>15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UAN CARLOS ROMERO HICK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gu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GUEL ANGEL CHICO HERRE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MANDO RIOS PITER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FIO RAMIREZ HERNA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g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NE JUAREZ CISNERO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g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MAR FAYAD MENESE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PENCHYNA GRUB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h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SIDRO PEDRAZA CHAV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67" calcext:value-type="float">
            <text:p>16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h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TURO ZAMORA JIME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ARIA VERONICA MARTINEZ ESPINOZA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ESUS CASILLAS ROMER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j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SE MARIA MARTINEZ MARTI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 LILIA HERRERA ANZALD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71" calcext:value-type="float">
            <text:p>17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IA ELENA BARRERA TAP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m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m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EJANDRO DE JESUS ENCINAS RODRI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OSE ASCENCION ORIHUELA BARCE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. DEL ROCIO PINEDA GOCHI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UL MORON OROZC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DEL DEMEDICIS HIDALG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BINDRANATH SALAZAR SOLORI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m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ISBETH HERNANDEZ LECO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m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m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HUMBERTO COTA JIME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RGARITA FLORES SANCH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81" calcext:value-type="float">
            <text:p>18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RTHA ELENA GARCIA GOM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n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82" calcext:value-type="float">
            <text:p>18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n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CELA GUERRA CAST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3" calcext:value-type="float">
            <text:p>18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VONNE LILIANA ALVAREZ GARC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UL GRACIA GUZM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EL BENJAMIN ROBLES MONTOY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86" calcext:value-type="float">
            <text:p>18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OLFO ROMERO LAIN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oa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VIEL PEREZ MAGAÑ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oa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LANCA MARIA DEL SOCORRO ALCALA RUI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IA LUCERO SALDAÑA PE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p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AVIER LOZANO ALARC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p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ANCISCO DOMINGUEZ SERVIE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IA MARCELA TORRES PEIMBERT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NRIQUE BURGOS GARC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ORGE EMILIO GONZALEZ MARTI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qu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ELIX ARTURO GONZALEZ CAN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qu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UZ MARIA BERISTAIN NAVARRET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ONIA MENDOZA DIA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ESAR OCTAVIO PEDROZA GAIT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OFILO TORRES CORZ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ARON IRIZAR LOP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NIEL AMADOR GAXIO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NCISCO SALVADOR LOPEZ BRIT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AUDIA ARTEMIZA PAVLOVICH ARELLAN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RNESTO GANDARA CAMOU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ANCISCO DE PAULA BURQUEZ VALENZUE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DAN AUGUSTO LOPEZ HERNA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207" calcext:value-type="float">
            <text:p>20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RNANDO ENRIQUE MAYANS CANA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a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UMBERTO DOMINGO MAYANS CANA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RQUIMEDES ORAMAS VARGAS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t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RANCISCO GARCIA CABEZA DE VAC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KI ESTHER ORTIZ DOMING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11" calcext:value-type="float">
            <text:p>211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NUEL CAVAZOS LERM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t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RENA CUELLAR CISNERO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t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THA PALAFOX GUTIER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t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t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RIANA DAVILA FERNA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OSE FRANCISCO YUNES ZORRIL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ECTOR YUNES LAN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ERNANDO YUNES MARQU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NIEL GABRIEL AVILA RUI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OSA ADRIANA DIAZ LIZAM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office:value-type="string" calcext:value-type="string">
            <text:p>pan</text:p>
          </table:table-cell>
          <table:table-cell office:value-type="string" calcext:value-type="string">
            <text:p>yu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ELICA DEL ROSARIO ARAUJO LA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y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ARLOS ALBERTO PUENTE SAL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EJANDRO TELLO CRISTER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a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VID MONREAL AVIL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a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RNESTO JAVIER CORDERO ARROY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RNANDEZ NUÑEZ, ELIA 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IANA GOMEZ DEL CAMPO GUR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QUIROGA FERNANDEZ, MARIA ISABEL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OBERTO GIL ZUARTH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OAIZA GARZON, ADRIAN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UISA MARIA CALDERON HINOJOS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LAVEL SANCHEZ, LIZETTE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LVADOR VEGA CASILLA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RTINEZ MEDINA, YOLAND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ABRIELA CUEVAS BARR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ARQUEZ ESPINOZA, BLANCA BELI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ONSO JOSE RICARDO LUJAMBIO IRAZABAL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ed in office, cancer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. DEL PILAR ORTEGA MARTINEZ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URA ANGELICA ROJAS HERNAND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ORTES ALVAREZ, ADRIANA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ECTOR LARIOS CORDOV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ARCIA CORRALES, AGUSTINA EDUWIGES </text:p>
          </table:table-cell>
          <table:table-cell table:number-columns-repeated="9"/>
          <table:table-cell office:value-type="string" calcext:value-type="string">
            <text:p>pan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MILIO GAMBOA PATRO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RAIDINI RUMILLA, JORGE ALBERTO</text:p>
          </table:table-cell>
          <table:table-cell table:number-columns-repeated="9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RIA CRISTINA DIAZ SALAZAR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RMANDO NEYRA CHAV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36" calcext:value-type="float">
            <text:p>236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IVA HADAMIRA GASTELUM BAJ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RARDO SANCHEZ GARC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RACIELA ORTIZ GONZA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RLOS ROMERO DESCHAMP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RELY GOMEZ GONZAL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OEL AYALA ALMEI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ILDA ESTHELA FLORES ESCALER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UL CERVANTES ANDRADE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table:number-columns-repeated="10"/>
          <table:table-cell office:value-type="string" calcext:value-type="string">
            <text:p>pri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UIS MIGUEL GERONIMO BARBOSA HUERT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45" calcext:value-type="float">
            <text:p>245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ELICA DE LA PEÑA GOM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ENANCIO LUIS SANCHEZ JIMEN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OLORES PADIERNA LUN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ICTOR MANUEL CAMACHO SOLIS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RIS VIANEY MENDOZA MENDO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table:number-columns-repeated="10"/>
          <table:table-cell office:value-type="string" calcext:value-type="string">
            <text:p>prd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NUEL BARTLETT DIA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A GABRIELA GUEVARA ESPINOZ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0"/>
          <table:table-cell office:value-type="string" calcext:value-type="string">
            <text:p>pt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INFA SALINAS SAD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AN GERARDO FLORES RAMIREZ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10"/>
          <table:table-cell office:value-type="string" calcext:value-type="string">
            <text:p>pvem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YDA SANSORES SAN ROM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mc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10"/>
          <table:table-cell office:value-type="string" calcext:value-type="string">
            <text:p>mc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NICA TZASNA ARRIOLA GORDILLO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panal</text:p>
          </table:table-cell>
          <table:table-cell office:value-type="string" calcext:value-type="string">
            <text:p>zlis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arece como sin partido en ago14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 table:number-columns-repeated="10"/>
          <table:table-cell office:value-type="string" calcext:value-type="string">
            <text:p>panal</text:p>
          </table:table-cell>
          <table:table-cell office:value-type="string" calcext:value-type="string">
            <text:p>z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R257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15:55:56.313817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4-08-06T20:41:50</meta:creation-date>
    <dc:date>2019-09-12T16:00:22.049917314</dc:date>
    <meta:editing-duration>PT2H52M40S</meta:editing-duration>
    <meta:editing-cycles>25</meta:editing-cycles>
    <meta:generator>LibreOffice/5.1.6.2$Linux_X86_64 LibreOffice_project/10m0$Build-2</meta:generator>
    <meta:document-statistic meta:table-count="3" meta:cell-count="2130" meta:object-count="0"/>
  </office:meta>
</office:document-meta>
</file>